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ourier New" svg:font-family="&quot;Courier New&quot;"/>
    <style:font-face style:name="Courier New1" svg:font-family="&quot;Courier New1&quot;"/>
    <style:font-face style:name="Consolas1" svg:font-family="Consolas1"/>
    <style:font-face style:name="Consolas" svg:font-family="Consolas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FE7F5"/>
      <style:text-properties style:font-name="Courier New" style:font-name-asian="Courier New" style:font-name-complex="Courier New" fo:font-size="9pt" style:font-size-asian="9pt" style:font-size-complex="9pt" style:text-underline-style="solid" style:text-underline-type="single" style:font-family-generic="modern"/>
    </style:style>
    <style:style style:name="ce3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fo:font-size="14pt" style:font-size-asian="14pt" style:font-size-complex="14pt" fo:font-style="italic" style:font-style-asian="italic" style:font-style-complex="italic" style:text-underline-style="solid" style:text-underline-type="single" fo:font-weight="bold" style:font-weight-asian="bold" style:font-weight-complex="bold" style:font-family-generic="modern"/>
    </style:style>
    <style:style style:name="ce4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style:text-underline-style="solid" style:text-underline-type="single" fo:font-weight="bold" style:font-weight-asian="bold" style:font-weight-complex="bold" style:font-family-generic="modern"/>
    </style:style>
    <style:style style:name="ce5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fo:font-size="9pt" style:font-size-asian="9pt" style:font-size-complex="9pt" style:text-underline-style="solid" style:text-underline-type="single" fo:font-weight="bold" style:font-weight-asian="bold" style:font-weight-complex="bold" style:font-family-generic="modern"/>
    </style:style>
    <style:style style:name="ce6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fo:font-size="9pt" style:font-size-asian="9pt" style:font-size-complex="9pt" style:text-underline-style="solid" style:text-underline-type="single" style:font-family-generic="modern"/>
    </style:style>
    <style:style style:name="ce7" style:family="table-cell" style:parent-style-name="Default" style:data-style-name="N0">
      <style:table-cell-properties fo:background-color="#FFFFFF"/>
      <style:text-properties style:font-name="Courier New1" style:font-name-asian="Courier New1" style:font-name-complex="Courier New1" fo:font-size="10pt" style:font-size-asian="10pt" style:font-size-complex="10pt" style:text-underline-style="solid" style:text-underline-type="single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ackground-color="#CFE7F5"/>
      <style:text-properties style:font-name="Courier New" style:font-name-asian="Courier New" style:font-name-complex="Courier New" fo:font-size="9pt" style:font-size-asian="9pt" style:font-size-complex="9pt" style:font-family-generic="modern"/>
    </style:style>
    <style:style style:name="ce10" style:family="table-cell" style:parent-style-name="Default" style:data-style-name="N0">
      <style:table-cell-properties fo:background-color="#CFE7F5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11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fo:font-size="9pt" style:font-size-asian="9pt" style:font-size-complex="9pt" style:font-family-generic="modern"/>
    </style:style>
    <style:style style:name="ce12" style:family="table-cell" style:parent-style-name="Default" style:data-style-name="N0">
      <style:table-cell-properties fo:background-color="#FFFFFF"/>
      <style:text-properties style:font-name="Courier New1" style:font-name-asian="Courier New1" style:font-name-complex="Courier New1" fo:font-size="10pt" style:font-size-asian="10pt" style:font-size-complex="10pt"/>
    </style:style>
    <style:style style:name="ce13" style:family="table-cell" style:parent-style-name="Default" style:data-style-name="N0">
      <style:table-cell-properties fo:background-color="#CFE7F5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14" style:family="table-cell" style:parent-style-name="Default" style:data-style-name="N0">
      <style:table-cell-properties fo:background-color="#CFE7F5"/>
    </style:style>
    <style:style style:name="ce15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fo:font-weight="bold" style:font-weight-asian="bold" style:font-weight-complex="bold" style:font-family-generic="modern"/>
    </style:style>
    <style:style style:name="ce16" style:family="table-cell" style:parent-style-name="Default" style:data-style-name="N0">
      <style:table-cell-properties fo:background-color="#FFFFFF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17" style:family="table-cell" style:parent-style-name="Default" style:data-style-name="N0">
      <style:table-cell-properties fo:background-color="#FFFFFF"/>
      <style:text-properties fo:color="#FF0000"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18" style:family="table-cell" style:parent-style-name="Default" style:data-style-name="N0">
      <style:table-cell-properties fo:background-color="#FFFFFF"/>
      <style:text-properties fo:color="#FF0000" style:font-name="Courier New" style:font-name-asian="Courier New" style:font-name-complex="Courier New" fo:font-size="9pt" style:font-size-asian="9pt" style:font-size-complex="9pt" style:font-family-generic="modern"/>
    </style:style>
    <style:style style:name="ce19" style:family="table-cell" style:parent-style-name="Default" style:data-style-name="N0">
      <style:table-cell-properties fo:background-color="#FFFFFF"/>
      <style:text-properties style:font-name="Consolas1" style:font-name-asian="Consolas1" style:font-name-complex="Consolas1" fo:font-size="9pt" style:font-size-asian="9pt" style:font-size-complex="9pt"/>
    </style:style>
    <style:style style:name="ce20" style:family="table-cell" style:parent-style-name="Default" style:data-style-name="N0">
      <style:table-cell-properties fo:background-color="#FFFFFF"/>
    </style:style>
    <style:style style:name="ce21" style:family="table-cell" style:parent-style-name="Default" style:data-style-name="N0">
      <style:table-cell-properties fo:background-color="transparent"/>
      <style:text-properties style:font-name="Courier New" style:font-name-asian="Courier New" style:font-name-complex="Courier New" fo:font-size="9pt" style:font-size-asian="9pt" style:font-size-complex="9pt" fo:font-weight="bold" style:font-weight-asian="bold" style:font-weight-complex="bold" style:font-family-generic="modern"/>
    </style:style>
    <style:style style:name="ce22" style:family="table-cell" style:parent-style-name="Default" style:data-style-name="N0">
      <style:table-cell-properties fo:background-color="#CFE7F5"/>
      <style:text-properties fo:color="#000000" style:font-name="Courier New1" style:font-name-asian="Courier New1" style:font-name-complex="Courier New1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FF"/>
      <style:text-properties fo:color="#000000" style:font-name="Courier New1" style:font-name-asian="Courier New1" style:font-name-complex="Courier New1" fo:font-size="10pt" style:font-size-asian="10pt" style:font-size-complex="10pt"/>
    </style:style>
    <style:style style:name="ce24" style:family="table-cell" style:parent-style-name="Default" style:data-style-name="N0">
      <style:table-cell-properties fo:background-color="#CFE7F5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ce25" style:family="table-cell" style:parent-style-name="Default" style:data-style-name="N0">
      <style:table-cell-properties fo:background-color="#FFFFFF"/>
      <style:text-properties fo:color="#000000" style:font-name="Consolas" style:font-name-asian="Consolas" style:font-name-complex="Consolas" fo:font-size="9pt" style:font-size-asian="9pt" style:font-size-complex="9pt" style:font-family-generic="modern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6.45583333333333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4895833333333cm"/>
    </style:style>
    <style:style style:name="ro1" style:family="table-row">
      <style:table-row-properties style:row-height="19.5pt" style:use-optimal-row-height="true" fo:break-before="auto"/>
    </style:style>
    <style:style style:name="ro2" style:family="table-row">
      <style:table-row-properties style:row-height="14.2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DS" table:style-name="ta1">
        <table:table-column table:style-name="co1" table:default-cell-style-name="ce9"/>
        <table:table-column-group>
          <table:table-column table:style-name="co1" table:default-cell-style-name="ce11"/>
          <table:table-column table:style-name="co1" table:default-cell-style-name="ce15"/>
          <table:table-column table:style-name="co1" table:default-cell-style-name="ce16"/>
          <table:table-column table:style-name="co1" table:number-columns-repeated="6" table:default-cell-style-name="ce11"/>
        </table:table-column-group>
        <table:table-column table:style-name="co1" table:number-columns-repeated="15" table:default-cell-style-name="ce11"/>
        <table:table-column table:style-name="co1" table:default-cell-style-name="ce9"/>
        <table:table-column table:style-name="co2" table:default-cell-style-name="ce12"/>
        <table:table-column table:style-name="co1" table:default-cell-style-name="ce9"/>
        <table:table-column table:style-name="co1" table:number-columns-repeated="991" table:default-cell-style-name="ce11"/>
        <table:table-column table:style-name="co1" table:number-columns-repeated="4" table:default-cell-style-name="ce1"/>
        <table:table-column table:style-name="co3" table:number-columns-repeated="15361" table:default-cell-style-name="ce1"/>
        <table:table-row table:style-name="ro1">
          <table:table-cell table:style-name="ce2"/>
          <table:table-cell office:value-type="string" table:style-name="ce3">
            <text:p>Datastore</text:p>
          </table:table-cell>
          <table:table-cell table:style-name="ce4"/>
          <table:table-cell table:style-name="ce5"/>
          <table:table-cell table:number-columns-repeated="21" table:style-name="ce6"/>
          <table:table-cell table:style-name="ce2"/>
          <table:table-cell office:value-type="string" table:style-name="ce7">
            <text:p>Treeview Node Name</text:p>
          </table:table-cell>
          <table:table-cell table:style-name="ce2"/>
          <table:table-cell office:value-type="string" table:style-name="ce6">
            <text:p>resp. Detectors (Write, Read)</text:p>
          </table:table-cell>
          <table:table-cell table:number-columns-repeated="990" table:style-name="ce6"/>
          <table:table-cell table:number-columns-repeated="5" table:style-name="ce8"/>
          <table:table-cell table:number-columns-repeated="15360"/>
        </table:table-row>
        <table:table-row table:style-name="ro1">
          <table:table-cell table:style-name="ce2"/>
          <table:table-cell table:style-name="ce3"/>
          <table:table-cell table:style-name="ce4"/>
          <table:table-cell table:style-name="ce5"/>
          <table:table-cell table:number-columns-repeated="21" table:style-name="ce6"/>
          <table:table-cell table:style-name="ce2"/>
          <table:table-cell table:style-name="ce7"/>
          <table:table-cell table:style-name="ce2"/>
          <table:table-cell table:number-columns-repeated="991" table:style-name="ce6"/>
          <table:table-cell table:number-columns-repeated="5" table:style-name="ce8"/>
          <table:table-cell table:number-columns-repeated="15360"/>
        </table:table-row>
        <table:table-row table:style-name="ro2">
          <table:table-cell table:number-columns-repeated="2" table:style-name="ce9"/>
          <table:table-cell office:value-type="string" table:style-name="ce10">
            <text:p>timetraceRef</text:p>
          </table:table-cell>
          <table:table-cell table:number-columns-repeated="23" table:style-name="ce9"/>
          <table:table-cell office:value-type="string" table:style-name="ce22">
            <text:p>1.timetrace</text:p>
          </table:table-cell>
          <table:table-cell table:style-name="ce9"/>
          <table:table-cell office:value-type="string" table:style-name="ce9">
            <text:p>&lt;DatastoreStructure&gt;</text:p>
          </table:table-cell>
          <table:table-cell table:number-columns-repeated="16355" table:style-name="ce9"/>
        </table:table-row>
        <table:table-row table:style-name="ro3">
          <table:table-cell table:style-name="ce9"/>
          <table:table-cell table:number-columns-repeated="24" table:style-name="ce11"/>
          <table:table-cell table:style-name="ce9"/>
          <table:table-cell table:style-name="ce23"/>
          <table:table-cell table:style-name="ce9"/>
          <table:table-cell table:number-columns-repeated="991" table:style-name="ce11"/>
          <table:table-cell table:number-columns-repeated="15365" table:style-name="ce1"/>
        </table:table-row>
        <table:table-row table:style-name="ro2">
          <table:table-cell table:number-columns-repeated="2" table:style-name="ce9"/>
          <table:table-cell office:value-type="string" table:style-name="ce10">
            <text:p>generalLogData</text:p>
          </table:table-cell>
          <table:table-cell table:style-name="ce13"/>
          <table:table-cell table:number-columns-repeated="22" table:style-name="ce9"/>
          <table:table-cell office:value-type="string" table:style-name="ce22">
            <text:p>2.geninfo</text:p>
          </table:table-cell>
          <table:table-cell table:style-name="ce9"/>
          <table:table-cell office:value-type="string" table:style-name="ce9">
            <text:p>TimeRangeDetector (W)</text:p>
          </table:table-cell>
          <table:table-cell table:number-columns-repeated="990" table:style-name="ce9"/>
          <table:table-cell table:number-columns-repeated="5" table:style-name="ce14"/>
          <table:table-cell table:number-columns-repeated="15360"/>
        </table:table-row>
        <table:table-row table:style-name="ro4">
          <table:table-cell table:style-name="ce9"/>
          <table:table-cell table:style-name="ce11"/>
          <table:table-cell table:style-name="ce15"/>
          <table:table-cell office:value-type="string" table:style-name="ce16">
            <text:p>logDataOverallTimeRange_Start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office:value-type="string" table:style-name="ce16">
            <text:p>logDataOverallTimeRange_Finish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office:value-type="string" table:style-name="ce16">
            <text:p>mostDetailedLogLevel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office:value-type="string" table:style-name="ce16">
            <text:p>numberOfEntriesPerLoglevel&lt;,&gt;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office:value-type="string" table:style-name="ce16">
            <text:p>TimeRangeAndLoglevelPerFile&lt;,&gt;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8" table:style-name="ce11"/>
          <table:table-cell office:value-type="string" table:style-name="ce11">
            <text:p>TimeGapDetector (R)</text:p>
          </table:table-cell>
          <table:table-cell table:number-columns-repeated="17" table:style-name="ce11"/>
          <table:table-cell table:style-name="ce17"/>
          <table:table-cell table:number-columns-repeated="963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table:style-name="ce16"/>
          <table:table-cell office:value-type="string" table:style-name="ce11">
            <text:p>filename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table:style-name="ce16"/>
          <table:table-cell office:value-type="string" table:style-name="ce11">
            <text:p>logfileType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table:style-name="ce16"/>
          <table:table-cell office:value-type="string" table:style-name="ce11">
            <text:p>logfileTimerange_Start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table:style-name="ce16"/>
          <table:table-cell office:value-type="string" table:style-name="ce11">
            <text:p>logfileTimerange_Finish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table:style-name="ce16"/>
          <table:table-cell office:value-type="string" table:style-name="ce11">
            <text:p>mostDetailedLogLevel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style-name="ce9"/>
          <table:table-cell table:style-name="ce11"/>
          <table:table-cell table:style-name="ce15"/>
          <table:table-cell office:value-type="string" table:style-name="ce16">
            <text:p>messageErrors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/ErrorsAndWarnings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(<text:span text:style-name="T2">DatastoreBaseDataRange)</text:span>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/ErrorsAndWarnings/Errors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messageWarnings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/ErrorsAndWarnings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(<text:span text:style-name="T2">DatastoreBaseDataRange)</text:span>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/ErrorsAndWarnings/Warnings</text:p>
          </table:table-cell>
          <table:table-cell table:style-name="ce9"/>
          <table:table-cell office:value-type="string" table:style-name="ce11">
            <text:p>TimeRang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timegaps[]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2.geninfo/1.gaps</text:p>
          </table:table-cell>
          <table:table-cell table:style-name="ce9"/>
          <table:table-cell office:value-type="string" table:style-name="ce11">
            <text:p>TimeGap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(<text:span text:style-name="T2">DatastoreBaseDataRange)</text:span>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2.geninfo/1.gaps</text:p>
          </table:table-cell>
          <table:table-cell table:style-name="ce9"/>
          <table:table-cell office:value-type="string" table:style-name="ce11">
            <text:p>TimeGap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9"/>
          <table:table-cell office:value-type="string" table:style-name="ce10">
            <text:p>generalSqlInformation</text:p>
          </table:table-cell>
          <table:table-cell table:style-name="ce13"/>
          <table:table-cell table:number-columns-repeated="22" table:style-name="ce9"/>
          <table:table-cell office:value-type="string" table:style-name="ce22">
            <text:p>3.genSqlInfo</text:p>
          </table:table-cell>
          <table:table-cell table:style-name="ce9"/>
          <table:table-cell office:value-type="string" table:style-name="ce9">
            <text:p>SQLStatementDetector (W)</text:p>
          </table:table-cell>
          <table:table-cell table:number-columns-repeated="990" table:style-name="ce9"/>
          <table:table-cell table:number-columns-repeated="5" table:style-name="ce14"/>
          <table:table-cell table:number-columns-repeated="15360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numberOfSqlSessions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3.genSqlInfo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isSuspicious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3.genSqlInfo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sqlSessions[]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(<text:span text:style-name="T2">DatastoreBaseDataPoint)</text:span>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id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isSuspicious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TransactionData[]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(<text:span text:style-name="T2">DatastoreBaseDataRange)</text:span>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isSuccessFullTransaction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isSuspicious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longRunningStatements[]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durationSec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sqlCmdType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assignedTablenames[]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statementText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3.genSqlInfo/sessions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9"/>
          <table:table-cell office:value-type="string" table:style-name="ce10">
            <text:p>jobserviceActivities</text:p>
          </table:table-cell>
          <table:table-cell table:style-name="ce13"/>
          <table:table-cell table:number-columns-repeated="22" table:style-name="ce9"/>
          <table:table-cell office:value-type="string" table:style-name="ce24">
            <text:p>4.JobserviceAct</text:p>
          </table:table-cell>
          <table:table-cell table:style-name="ce9"/>
          <table:table-cell office:value-type="string" table:style-name="ce9">
            <text:p>JobServiceJobsDetector (W)</text:p>
          </table:table-cell>
          <table:table-cell table:number-columns-repeated="990" table:style-name="ce9"/>
          <table:table-cell table:number-columns-repeated="5" table:style-name="ce14"/>
          <table:table-cell table:number-columns-repeated="15360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jobserviceJobs[]</text:p>
          </table:table-cell>
          <table:table-cell table:number-columns-repeated="21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uidJob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taskname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componentname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queuename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parameters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isSmoothExecuted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jobserviceJobattempts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jobExecutionState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durationMinutes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duration</text:p>
          </table:table-cell>
          <table:table-cell table:number-columns-repeated="19" table:style-name="ce11"/>
          <table:table-cell table:style-name="ce9"/>
          <table:table-cell office:value-type="string" table:style-name="ce23">
            <text:p>4.JobserviceAct</text:p>
          </table:table-cell>
          <table:table-cell table:style-name="ce9"/>
          <table:table-cell office:value-type="string" table:style-name="ce11">
            <text:p>JobServiceJobs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9"/>
          <table:table-cell office:value-type="string" table:style-name="ce10">
            <text:p>projectionActivity</text:p>
          </table:table-cell>
          <table:table-cell table:style-name="ce13"/>
          <table:table-cell table:number-columns-repeated="22" table:style-name="ce9"/>
          <table:table-cell office:value-type="string" table:style-name="ce24">
            <text:p>5.ProjectionAct</text:p>
          </table:table-cell>
          <table:table-cell table:style-name="ce9"/>
          <table:table-cell office:value-type="string" table:style-name="ce9">
            <text:p>SyncStructureDetector (W)</text:p>
          </table:table-cell>
          <table:table-cell table:number-columns-repeated="990" table:style-name="ce9"/>
          <table:table-cell table:number-columns-repeated="5" table:style-name="ce14"/>
          <table:table-cell table:number-columns-repeated="15360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projections[]</text:p>
          </table:table-cell>
          <table:table-cell table:number-columns-repeated="21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1"/>
          <table:table-cell office:value-type="string" table:style-name="ce11">
            <text:p>projectionCycles[]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number-columns-repeated="2"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1"/>
          <table:table-cell office:value-type="string" table:style-name="ce11">
            <text:p>projectionType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1"/>
          <table:table-cell office:value-type="string" table:style-name="ce11">
            <text:p>syncStartUpConfig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adHocObject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conn_TargetSystem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conn_IdentityManager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1">
            <text:p>projectionSteps[]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12" table:style-name="ce11"/>
          <table:table-cell office:value-type="string" table:style-name="ce11">
            <text:p>ConnectorsDetector (R); SQLStatementDetector(R); SyncStepDetailsDetector(R)</text:p>
          </table:table-cell>
          <table:table-cell table:number-columns-repeated="977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stepId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table:style-name="ce11"/>
          <table:table-cell office:value-type="string" table:style-name="ce11">
            <text:p>stepNr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 table:number-columns-repeated="5"/>
          <table:table-cell office:value-type="string" table:style-name="ce11">
            <text:p>direction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adHocObject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useRevision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leftConnection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rightConnection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syncStepDetail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loadingObjectList_{left|right}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<text:span text:style-name="T1">(</text:span><text:span text:style-name="T2">DatastoreBaseDataRange</text:span><text:span text:style-name="T1">)</text:span>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isSuccessful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queryResultBeforeScop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queryResultAfterScop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options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schemaClassNam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loadingObjectList_{left|right}_additional []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<text:span text:style-name="T1">(</text:span><text:span text:style-name="T2">DatastoreBaseDataRange</text:span><text:span text:style-name="T1">)</text:span>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isSuccessful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16355"/>
        </table:table-row>
        <table:table-row table:style-name="ro4">
          <table:table-cell table:number-columns-repeated="4"/>
          <table:table-cell table:number-columns-repeated="3" table:style-name="ce11"/>
          <table:table-cell office:value-type="string" table:style-name="ce11">
            <text:p>queryResultBeforeScop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number-columns-repeated="3" table:style-name="ce11"/>
          <table:table-cell office:value-type="string" table:style-name="ce11">
            <text:p>queryResultAfterScop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number-columns-repeated="3" table:style-name="ce11"/>
          <table:table-cell office:value-type="string" table:style-name="ce11">
            <text:p>options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number-columns-repeated="3" table:style-name="ce11"/>
          <table:table-cell office:value-type="string" table:style-name="ce11">
            <text:p>schemaClassNam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number-columns-repeated="2" table:style-name="ce11"/>
          <table:table-cell office:value-type="string" table:style-name="ce18">
            <text:p>ReloadingObjects <text:s/>????????</text:p>
          </table:table-cell>
          <table:table-cell table:number-columns-repeated="18" table:style-name="ce11"/>
          <table:table-cell table:style-name="ce9"/>
          <table:table-cell table:style-name="ce23"/>
          <table:table-cell table:style-name="ce9"/>
          <table:table-cell office:value-type="string" table:style-name="ce11">
            <text:p>SyncStepDetail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map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{left|right}SchemaClassDisp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{left|right}SchemaClassName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{left|right}SchematypeGuess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{left|right}SchemaClassRaw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yncStructure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office:value-type="string" table:style-name="ce11">
            <text:p>systemConnectors[]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ConnectorsDetector (W)</text:p>
          </table:table-cell>
          <table:table-cell table:number-columns-repeated="12" table:style-name="ce11"/>
          <table:table-cell office:value-type="string" table:style-name="ce11">
            <text:p>SyncStepDetailsDetector (R)</text:p>
          </table:table-cell>
          <table:table-cell table:number-columns-repeated="16342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Connector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belongsToSide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Connector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systemConnType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Connector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table:style-name="ce11"/>
          <table:table-cell office:value-type="string" table:style-name="ce11">
            <text:p>belongsToProjectorId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Connectors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4"/>
          <table:table-cell office:value-type="string" table:style-name="ce11">
            <text:p>specificSqlInformation</text:p>
          </table:table-cell>
          <table:table-cell table:number-columns-repeated="20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990" table:style-name="ce11"/>
          <table:table-cell table:number-columns-repeated="15365"/>
        </table:table-row>
        <table:table-row table:style-name="ro4">
          <table:table-cell table:number-columns-repeated="5"/>
          <table:table-cell office:value-type="string" table:style-name="ce11">
            <text:p>numberOfSqlSessions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isSuspicious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office:value-type="string" table:style-name="ce11">
            <text:p>sqlSessions[]</text:p>
          </table:table-cell>
          <table:table-cell table:number-columns-repeated="19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id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isSuspicious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TransactionData[]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(<text:span text:style-name="T2">DatastoreBaseDataRange)</text:span>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isSuccessFullTransaction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isSuspicious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style-name="ce11"/>
          <table:table-cell office:value-type="string" table:style-name="ce11">
            <text:p>longRunningStatements[]</text:p>
          </table:table-cell>
          <table:table-cell table:number-columns-repeated="18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(<text:span text:style-name="T2">DatastoreBaseDataPoint)</text:span>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durationSec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sqlCmdType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assignedTablenames[]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 table:number-columns-repeated="5"/>
          <table:table-cell table:number-columns-repeated="2" table:style-name="ce11"/>
          <table:table-cell office:value-type="string" table:style-name="ce11">
            <text:p>statementText</text:p>
          </table:table-cell>
          <table:table-cell table:number-columns-repeated="17" table:style-name="ce11"/>
          <table:table-cell table:style-name="ce9"/>
          <table:table-cell office:value-type="string" table:style-name="ce25">
            <text:p>5.ProjectionAct</text:p>
          </table:table-cell>
          <table:table-cell table:style-name="ce9"/>
          <table:table-cell office:value-type="string" table:style-name="ce11">
            <text:p>SQLStatementDetector (W)</text:p>
          </table:table-cell>
          <table:table-cell table:number-columns-repeated="16355"/>
        </table:table-row>
        <table:table-row table:style-name="ro4">
          <table:table-cell/>
          <table:table-cell table:style-name="ce11"/>
          <table:table-cell table:style-name="ce15"/>
          <table:table-cell table:style-name="ce16"/>
          <table:table-cell office:value-type="string" table:style-name="ce18">
            <text:p>Maintenance ????</text:p>
          </table:table-cell>
          <table:table-cell table:number-columns-repeated="20" table:style-name="ce11"/>
          <table:table-cell table:style-name="ce9"/>
          <table:table-cell table:style-name="ce25"/>
          <table:table-cell table:style-name="ce9"/>
          <table:table-cell office:value-type="string" table:style-name="ce11">
            <text:p>eigentlich SyncStructureDetector (W)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9"/>
          <table:table-cell office:value-type="string" table:style-name="ce10">
            <text:p>statistics</text:p>
          </table:table-cell>
          <table:table-cell table:style-name="ce13"/>
          <table:table-cell table:number-columns-repeated="22" table:style-name="ce9"/>
          <table:table-cell office:value-type="string" table:style-name="ce22">
            <text:p>99.statistics</text:p>
          </table:table-cell>
          <table:table-cell table:number-columns-repeated="992" table:style-name="ce9"/>
          <table:table-cell table:number-columns-repeated="5" table:style-name="ce14"/>
          <table:table-cell table:number-columns-repeated="15360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9">
            <text:p>parseStatistic</text:p>
          </table:table-cell>
          <table:table-cell table:number-columns-repeated="21" table:style-name="ce20"/>
          <table:table-cell table:style-name="ce9"/>
          <table:table-cell office:value-type="string" table:style-name="ce23">
            <text:p>99.statistics.1</text:p>
          </table:table-cell>
          <table:table-cell table:style-name="ce9"/>
          <table:table-cell office:value-type="string" table:style-name="ce11">
            <text:p>&lt;#core&gt;</text:p>
          </table:table-cell>
          <table:table-cell table:number-columns-repeated="2" table:style-name="ce20"/>
          <table:table-cell table:number-columns-repeated="988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20"/>
          <table:table-cell office:value-type="string" table:style-name="ce16">
            <text:p>filename</text:p>
          </table:table-cell>
          <table:table-cell table:number-columns-repeated="20" table:style-name="ce20"/>
          <table:table-cell table:style-name="ce9"/>
          <table:table-cell office:value-type="string" table:style-name="ce23">
            <text:p>99.statistics.1</text:p>
          </table:table-cell>
          <table:table-cell table:style-name="ce9"/>
          <table:table-cell office:value-type="string" table:style-name="ce11">
            <text:p>&lt;#core&gt;</text:p>
          </table:table-cell>
          <table:table-cell table:number-columns-repeated="2" table:style-name="ce20"/>
          <table:table-cell table:number-columns-repeated="988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20"/>
          <table:table-cell office:value-type="string" table:style-name="ce16">
            <text:p>filesizeKb</text:p>
          </table:table-cell>
          <table:table-cell table:number-columns-repeated="20" table:style-name="ce20"/>
          <table:table-cell table:style-name="ce9"/>
          <table:table-cell office:value-type="string" table:style-name="ce23">
            <text:p>99.statistics.1</text:p>
          </table:table-cell>
          <table:table-cell table:style-name="ce9"/>
          <table:table-cell office:value-type="string" table:style-name="ce11">
            <text:p>&lt;#core&gt;</text:p>
          </table:table-cell>
          <table:table-cell table:number-columns-repeated="2" table:style-name="ce20"/>
          <table:table-cell table:number-columns-repeated="988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20"/>
          <table:table-cell office:value-type="string" table:style-name="ce16">
            <text:p>readAndParseFileDuration</text:p>
          </table:table-cell>
          <table:table-cell table:number-columns-repeated="20" table:style-name="ce20"/>
          <table:table-cell table:style-name="ce9"/>
          <table:table-cell office:value-type="string" table:style-name="ce23">
            <text:p>99.statistics.1</text:p>
          </table:table-cell>
          <table:table-cell table:style-name="ce9"/>
          <table:table-cell office:value-type="string" table:style-name="ce11">
            <text:p>&lt;#core&gt;</text:p>
          </table:table-cell>
          <table:table-cell table:number-columns-repeated="2" table:style-name="ce20"/>
          <table:table-cell table:number-columns-repeated="988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table:style-name="ce20"/>
          <table:table-cell office:value-type="string" table:style-name="ce16">
            <text:p>overallDuration</text:p>
          </table:table-cell>
          <table:table-cell table:number-columns-repeated="20" table:style-name="ce20"/>
          <table:table-cell table:style-name="ce9"/>
          <table:table-cell office:value-type="string" table:style-name="ce23">
            <text:p>99.statistics.1</text:p>
          </table:table-cell>
          <table:table-cell table:style-name="ce9"/>
          <table:table-cell office:value-type="string" table:style-name="ce11">
            <text:p>&lt;#core&gt;</text:p>
          </table:table-cell>
          <table:table-cell table:number-columns-repeated="2" table:style-name="ce20"/>
          <table:table-cell table:number-columns-repeated="988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style-name="ce15"/>
          <table:table-cell office:value-type="string" table:style-name="ce16">
            <text:p>detectorStatistics[]</text:p>
          </table:table-cell>
          <table:table-cell table:style-name="ce21"/>
          <table:table-cell table:number-columns-repeated="20" table:style-name="ce11"/>
          <table:table-cell table:style-name="ce9"/>
          <table:table-cell office:value-type="string" table:style-name="ce23">
            <text:p>99.statistics.2</text:p>
          </table:table-cell>
          <table:table-cell table:style-name="ce9"/>
          <table:table-cell office:value-type="string" table:style-name="ce11">
            <text:p>&lt;all&gt;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number-columns-repeated="2" table:style-name="ce15"/>
          <table:table-cell office:value-type="string" table:style-name="ce16">
            <text:p>detectorName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99.statistics.2</text:p>
          </table:table-cell>
          <table:table-cell table:style-name="ce9"/>
          <table:table-cell office:value-type="string" table:style-name="ce11">
            <text:p>&lt;all&gt;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number-columns-repeated="2" table:style-name="ce15"/>
          <table:table-cell office:value-type="string" table:style-name="ce16">
            <text:p>numberOfLinesParsed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99.statistics.2</text:p>
          </table:table-cell>
          <table:table-cell table:style-name="ce9"/>
          <table:table-cell office:value-type="string" table:style-name="ce11">
            <text:p>&lt;all&gt;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number-columns-repeated="2" table:style-name="ce15"/>
          <table:table-cell office:value-type="string" table:style-name="ce16">
            <text:p>numberOfDetections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99.statistics.2</text:p>
          </table:table-cell>
          <table:table-cell table:style-name="ce9"/>
          <table:table-cell office:value-type="string" table:style-name="ce11">
            <text:p>&lt;all&gt;</text:p>
          </table:table-cell>
          <table:table-cell table:number-columns-repeated="990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number-columns-repeated="2" table:style-name="ce15"/>
          <table:table-cell office:value-type="string" table:style-name="ce16">
            <text:p>parseDuration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99.statistics.2</text:p>
          </table:table-cell>
          <table:table-cell table:style-name="ce9"/>
          <table:table-cell table:number-columns-repeated="991" table:style-name="ce11"/>
          <table:table-cell table:number-columns-repeated="15365" table:style-name="ce1"/>
        </table:table-row>
        <table:table-row table:style-name="ro4">
          <table:table-cell/>
          <table:table-cell table:style-name="ce11"/>
          <table:table-cell table:number-columns-repeated="2" table:style-name="ce15"/>
          <table:table-cell office:value-type="string" table:style-name="ce16">
            <text:p>finalizeDuration</text:p>
          </table:table-cell>
          <table:table-cell table:number-columns-repeated="20" table:style-name="ce11"/>
          <table:table-cell table:style-name="ce9"/>
          <table:table-cell office:value-type="string" table:style-name="ce23">
            <text:p>99.statistics.2</text:p>
          </table:table-cell>
          <table:table-cell table:style-name="ce9"/>
          <table:table-cell table:number-columns-repeated="991" table:style-name="ce11"/>
          <table:table-cell table:number-columns-repeated="15365" table:style-name="ce1"/>
        </table:table-row>
        <table:table-row table:number-rows-repeated="1048451" table:style-name="ro5">
          <table:table-cell table:number-columns-repeated="16384"/>
        </table:table-row>
      </table:table>
      <table:table table:name="misc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Courier New" svg:font-family="&quot;Courier New&quot;"/>
    <style:font-face style:name="Courier New1" svg:font-family="&quot;Courier New1&quot;"/>
    <style:font-face style:name="Consolas1" svg:font-family="Consolas1"/>
    <style:font-face style:name="Consolas" svg:font-family="Consolas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eit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01</meta:generator>
    <dc:creator>Ralph Grohmann</dc:creator>
    <meta:creation-date>2019-04-27T21:27:15Z</meta:creation-date>
    <dc:date>2019-08-12T14:27:54Z</dc:date>
    <meta:editing-cycles>35</meta:editing-cycles>
    <meta:editing-duration>PT55790S</meta:editing-duration>
  </office:meta>
</office:document-meta>
</file>